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99in"/>
    </style:style>
    <style:style style:name="co3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1.5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list_size</text:p>
          </table:table-cell>
          <table:table-cell office:value-type="string">
            <text:p>min_size</text:p>
          </table:table-cell>
          <table:table-cell office:value-type="string">
            <text:p>max_size</text:p>
          </table:table-cell>
          <table:table-cell office:value-type="string">
            <text:p>avg_size</text:p>
          </table:table-cell>
          <table:table-cell office:value-type="string">
            <text:p>word_length</text:p>
          </table:table-cell>
          <table:table-cell office:value-type="string">
            <text:p>max_appearance</text:p>
          </table:table-cell>
          <table:table-cell office:value-type="string">
            <text:p>new_word_length</text:p>
          </table:table-cell>
          <table:table-cell office:value-type="string">
            <text:p>new_max_appearance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NT(([.E2]/3)+0.5)" office:value-type="float" office:value="4">
            <text:p>4</text:p>
          </table:table-cell>
          <table:table-cell table:formula="of:=INT(LOG10([.B2])-(LOG10([.B2])/[.H2]))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NT(([.E3]/3)+0.5)" office:value-type="float" office:value="5">
            <text:p>5</text:p>
          </table:table-cell>
          <table:table-cell table:formula="of:=INT(LOG10([.B3])-(LOG10([.B3])/[.H3]))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NT(([.E4]/3)+0.5)" office:value-type="float" office:value="9">
            <text:p>9</text:p>
          </table:table-cell>
          <table:table-cell table:formula="of:=INT(LOG10([.B4])-(LOG10([.B4])/[.H4]))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65">
            <text:p>1665</text:p>
          </table:table-cell>
          <table:table-cell table:number-columns-repeated="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NT(([.E5]/3)+0.5)" office:value-type="float" office:value="3">
            <text:p>3</text:p>
          </table:table-cell>
          <table:table-cell table:formula="of:=INT(LOG10([.B5])-(LOG10([.B5])/[.H5]))" office:value-type="float" office:value="2">
            <text:p>2</text:p>
          </table:table-cell>
        </table:table-row>
        <table:table-row table:style-name="ro1">
          <table:table-cell/>
          <table:table-cell table:style-name="ce1" office:value-type="float" office:value="16653">
            <text:p>166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formula="of:=INT(([.E6]/3)+0.5)" office:value-type="float" office:value="4">
            <text:p>4</text:p>
          </table:table-cell>
          <table:table-cell table:formula="of:=INT(LOG10([.B6])-(LOG10([.B6])/[.H6]))"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float" office:value="16653">
            <text:p>1665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formula="of:=INT(([.E7]/3)+0.5)" office:value-type="float" office:value="5">
            <text:p>5</text:p>
          </table:table-cell>
          <table:table-cell table:formula="of:=INT(LOG10([.B7])-(LOG10([.B7])/[.H7]))"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float" office:value="16653">
            <text:p>1665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table:formula="of:=INT(([.E8]/3)+0.5)" office:value-type="float" office:value="9">
            <text:p>9</text:p>
          </table:table-cell>
          <table:table-cell table:formula="of:=INT(LOG10([.B8])-(LOG10([.B8])/[.H8]))"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float" office:value="16653">
            <text:p>16653</text:p>
          </table:table-cell>
          <table:table-cell table:number-columns-repeated="3"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INT(([.E9]/3)+0.5)" office:value-type="float" office:value="3">
            <text:p>3</text:p>
          </table:table-cell>
          <table:table-cell table:formula="of:=INT(LOG10([.B9])-(LOG10([.B9])/[.H9]))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6530">
            <text:p>16653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NT(([.E10]/3)+0.5)" office:value-type="float" office:value="4">
            <text:p>4</text:p>
          </table:table-cell>
          <table:table-cell table:formula="of:=INT(LOG10([.B10])-(LOG10([.B10])/[.H10])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66530">
            <text:p>16653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NT(([.E11]/3)+0.5)" office:value-type="float" office:value="5">
            <text:p>5</text:p>
          </table:table-cell>
          <table:table-cell table:formula="of:=INT(LOG10([.B11])-(LOG10([.B11])/[.H11])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66530">
            <text:p>16653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NT(([.E12]/3)+0.5)" office:value-type="float" office:value="9">
            <text:p>9</text:p>
          </table:table-cell>
          <table:table-cell table:formula="of:=INT(LOG10([.B12])-(LOG10([.B12])/[.H12])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66530">
            <text:p>166530</text:p>
          </table:table-cell>
          <table:table-cell table:number-columns-repeated="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NT(([.E13]/3)+0.5)" office:value-type="float" office:value="3">
            <text:p>3</text:p>
          </table:table-cell>
          <table:table-cell table:formula="of:=INT(LOG10([.B13])-(LOG10([.B13])/[.H13]))" office:value-type="float" office:value="3">
            <text:p>3</text:p>
          </table:table-cell>
        </table:table-row>
        <table:table-row table:style-name="ro1">
          <table:table-cell/>
          <table:table-cell table:style-name="ce1" office:value-type="float" office:value="1665334">
            <text:p>166533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formula="of:=INT(([.E14]/3)+0.5)" office:value-type="float" office:value="4">
            <text:p>4</text:p>
          </table:table-cell>
          <table:table-cell table:formula="of:=INT(LOG10([.B14])-(LOG10([.B14])/[.H14]))"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float" office:value="1665334">
            <text:p>166533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formula="of:=INT(([.E15]/3)+0.5)" office:value-type="float" office:value="5">
            <text:p>5</text:p>
          </table:table-cell>
          <table:table-cell table:formula="of:=INT(LOG10([.B15])-(LOG10([.B15])/[.H15]))"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float" office:value="1665334">
            <text:p>166533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table:formula="of:=INT(([.E16]/3)+0.5)" office:value-type="float" office:value="9">
            <text:p>9</text:p>
          </table:table-cell>
          <table:table-cell table:formula="of:=INT(LOG10([.B16])-(LOG10([.B16])/[.H16]))" office:value-type="float" office:value="5">
            <text:p>5</text:p>
          </table:table-cell>
        </table:table-row>
        <table:table-row table:style-name="ro1">
          <table:table-cell/>
          <table:table-cell table:style-name="ce1" office:value-type="float" office:value="1665334">
            <text:p>1665334</text:p>
          </table:table-cell>
          <table:table-cell table:number-columns-repeated="3"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formula="of:=INT(([.E17]/3)+0.5)" office:value-type="float" office:value="3">
            <text:p>3</text:p>
          </table:table-cell>
          <table:table-cell table:formula="of:=INT(LOG10([.B17])-(LOG10([.B17])/[.H17]))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float" office:value="16653340">
            <text:p>1665334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formula="of:=INT(([.E18]/3)+0.5)" office:value-type="float" office:value="4">
            <text:p>4</text:p>
          </table:table-cell>
          <table:table-cell table:formula="of:=INT(LOG10([.B18])-(LOG10([.B18])/[.H18]))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float" office:value="16653340">
            <text:p>1665334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table:formula="of:=INT(([.E19]/3)+0.5)" office:value-type="float" office:value="5">
            <text:p>5</text:p>
          </table:table-cell>
          <table:table-cell table:formula="of:=INT(LOG10([.B19])-(LOG10([.B19])/[.H19]))" office:value-type="float" office:value="5">
            <text:p>5</text:p>
          </table:table-cell>
        </table:table-row>
        <table:table-row table:style-name="ro1">
          <table:table-cell/>
          <table:table-cell table:style-name="ce2" office:value-type="float" office:value="16653340">
            <text:p>1665334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table:formula="of:=INT(([.E20]/3)+0.5)" office:value-type="float" office:value="9">
            <text:p>9</text:p>
          </table:table-cell>
          <table:table-cell table:formula="of:=INT(LOG10([.B20])-(LOG10([.B20])/[.H20]))" office:value-type="float" office:value="6">
            <text:p>6</text:p>
          </table:table-cell>
        </table:table-row>
        <table:table-row table:style-name="ro1">
          <table:table-cell/>
          <table:table-cell table:style-name="ce2" office:value-type="float" office:value="16653340">
            <text:p>16653340</text:p>
          </table:table-cell>
          <table:table-cell table:number-columns-repeated="3"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INT(([.E21]/3)+0.5)" office:value-type="float" office:value="3">
            <text:p>3</text:p>
          </table:table-cell>
          <table:table-cell table:formula="of:=INT(LOG10([.B21])-(LOG10([.B21])/[.H21])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66530000">
            <text:p>16653000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INT(([.E22]/3)+0.5)" office:value-type="float" office:value="4">
            <text:p>4</text:p>
          </table:table-cell>
          <table:table-cell table:formula="of:=INT(LOG10([.B22])-(LOG10([.B22])/[.H22])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66530000">
            <text:p>16653000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INT(([.E23]/3)+0.5)" office:value-type="float" office:value="5">
            <text:p>5</text:p>
          </table:table-cell>
          <table:table-cell table:formula="of:=INT(LOG10([.B23])-(LOG10([.B23])/[.H23]))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66530000">
            <text:p>16653000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INT(([.E24]/3)+0.5)" office:value-type="float" office:value="9">
            <text:p>9</text:p>
          </table:table-cell>
          <table:table-cell table:formula="of:=INT(LOG10([.B24])-(LOG10([.B24])/[.H24]))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66530000">
            <text:p>166530000</text:p>
          </table:table-cell>
          <table:table-cell table:number-columns-repeated="3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INT(([.E25]/3)+0.5)" office:value-type="float" office:value="3">
            <text:p>3</text:p>
          </table:table-cell>
          <table:table-cell table:formula="of:=INT(LOG10([.B25])-(LOG10([.B25])/[.H25]))"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7">05/27/2009</text:date>, <text:time>19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ulo Alves</meta:initial-creator>
    <meta:creation-date>2009-05-27T18:44:09</meta:creation-date>
    <dc:date>2009-05-27T19:14:36</dc:date>
    <dc:creator>Saulo Alves</dc:creator>
    <meta:editing-duration>PT00H13M44S</meta:editing-duration>
    <meta:editing-cycles>5</meta:editing-cycles>
    <meta:generator>OpenOffice.org/3.0$Unix OpenOffice.org_project/300m15$Build-9379</meta:generator>
    <meta:document-statistic meta:table-count="3" meta:cell-count="200" meta:object-count="0"/>
    <meta:user-defined meta:name="Info 1"/>
    <meta:user-defined meta:name="Info 2"/>
    <meta:user-defined meta:name="Info 3"/>
    <meta:user-defined meta:name="Info 4"/>
  </office:meta>
</office:document-meta>
</file>